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ontserrat" svg:font-family="Montserra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bf00" draw:fill-color="#ffbf00" draw:textarea-horizontal-align="justify" draw:textarea-vertical-align="middle" draw:auto-grow-height="false" fo:min-height="1.296cm" fo:min-width="3.375cm"/>
    </style:style>
    <style:style style:name="gr2" style:family="graphic" style:parent-style-name="standard">
      <style:graphic-properties svg:stroke-color="#ffbf00" draw:fill-color="#ffffff" draw:textarea-horizontal-align="justify" draw:textarea-vertical-align="middle" draw:auto-grow-height="false" fo:min-height="1.916cm" fo:min-width="6.966cm"/>
    </style:style>
    <style:style style:name="gr3" style:family="graphic" style:parent-style-name="standard">
      <style:graphic-properties svg:stroke-color="#f10d0c" draw:fill-color="#ffffff" draw:textarea-horizontal-align="justify" draw:textarea-vertical-align="middle" draw:auto-grow-height="false" fo:min-height="1.916cm" fo:min-width="6.966cm"/>
    </style:style>
    <style:style style:name="gr4" style:family="graphic" style:parent-style-name="standard">
      <style:graphic-properties svg:stroke-color="#069a2e" draw:fill-color="#ffffff" draw:textarea-horizontal-align="justify" draw:textarea-vertical-align="middle" draw:auto-grow-height="false" fo:min-height="1.916cm" fo:min-width="6.966cm"/>
    </style:style>
    <style:style style:name="gr5" style:family="graphic" style:parent-style-name="standard">
      <style:graphic-properties svg:stroke-color="#f10d0c" draw:fill-color="#ffffff" draw:textarea-horizontal-align="justify" draw:textarea-vertical-align="middle" draw:auto-grow-height="false" fo:min-height="2.368cm" fo:min-width="6.91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5cm" fo:min-width="25.521cm"/>
    </style:style>
    <style:style style:name="gr7" style:family="graphic" style:parent-style-name="standard">
      <style:graphic-properties svg:stroke-color="#069a2e" draw:fill-color="#ffffff" draw:textarea-horizontal-align="justify" draw:textarea-vertical-align="middle" draw:auto-grow-height="false" fo:min-height="1.826cm" fo:min-width="6.976cm"/>
    </style:style>
    <style:style style:name="gr8" style:family="graphic" style:parent-style-name="standard">
      <style:graphic-properties svg:stroke-color="#069a2e" draw:fill-color="#ffffff" draw:textarea-horizontal-align="justify" draw:textarea-vertical-align="middle" draw:auto-grow-height="false" fo:min-height="2.818cm" fo:min-width="8.168cm"/>
    </style:style>
    <style:style style:name="gr9" style:family="graphic" style:parent-style-name="standard" style:list-style-name="L1">
      <style:graphic-properties svg:stroke-color="#069a2e" draw:fill-color="#ffffff" draw:textarea-horizontal-align="justify" draw:textarea-vertical-align="middle" draw:auto-grow-height="false" fo:min-height="2.638cm" fo:min-width="8.388cm"/>
    </style:style>
    <style:style style:name="gr10" style:family="graphic" style:parent-style-name="standard">
      <style:graphic-properties svg:stroke-color="#069a2e" draw:fill-color="#ffffff" draw:textarea-horizontal-align="justify" draw:textarea-vertical-align="middle" draw:auto-grow-height="false" fo:min-height="1.916cm" fo:min-width="7.566cm"/>
    </style:style>
    <style:style style:name="gr11" style:family="graphic" style:parent-style-name="standard">
      <style:graphic-properties svg:stroke-color="#f10d0c" draw:fill-color="#ffffff" draw:textarea-horizontal-align="justify" draw:textarea-vertical-align="middle" draw:auto-grow-height="false" fo:min-height="2.548cm" fo:min-width="8.398cm"/>
    </style:style>
    <style:style style:name="gr12" style:family="graphic" style:parent-style-name="standard">
      <style:graphic-properties svg:stroke-color="#ffbf00" draw:textarea-vertical-align="middle"/>
    </style:style>
    <style:style style:name="gr13" style:family="graphic" style:parent-style-name="standard">
      <style:graphic-properties svg:stroke-color="#f10d0c" draw:textarea-vertical-align="middle"/>
    </style:style>
    <style:style style:name="gr14" style:family="graphic" style:parent-style-name="standard">
      <style:graphic-properties svg:stroke-color="#00a933" draw:textarea-vertical-align="middle"/>
    </style:style>
    <style:style style:name="gr15" style:family="graphic" style:parent-style-name="standard">
      <style:graphic-properties svg:stroke-color="#ffbf00" draw:fill-color="#ffffff" draw:textarea-horizontal-align="justify" draw:textarea-vertical-align="middle" draw:auto-grow-height="false" fo:min-height="2.458cm" fo:min-width="6.908cm"/>
    </style:style>
    <style:style style:name="gr16" style:family="graphic" style:parent-style-name="standard">
      <style:graphic-properties svg:stroke-color="#f10d0c" draw:fill-color="#ffffff" draw:textarea-horizontal-align="justify" draw:textarea-vertical-align="middle" draw:auto-grow-height="false" fo:min-height="1.466cm" fo:min-width="5.116cm"/>
    </style:style>
    <style:style style:name="gr17" style:family="graphic" style:parent-style-name="standard">
      <style:graphic-properties svg:stroke-color="#ffbf00" draw:fill-color="#ffffff" draw:textarea-horizontal-align="justify" draw:textarea-vertical-align="middle" draw:auto-grow-height="false" fo:min-height="3.09cm" fo:min-width="6.84cm"/>
    </style:style>
    <style:style style:name="gr18" style:family="graphic" style:parent-style-name="standard">
      <style:graphic-properties svg:stroke-color="#f10d0c" draw:fill-color="#ffffff" draw:textarea-horizontal-align="justify" draw:textarea-vertical-align="middle" draw:auto-grow-height="false" fo:min-height="2.548cm" fo:min-width="7.198cm"/>
    </style:style>
    <style:style style:name="gr19" style:family="graphic" style:parent-style-name="standard">
      <style:graphic-properties svg:stroke-color="#ffbf00" draw:fill-color="#ffffff" draw:textarea-horizontal-align="justify" draw:textarea-vertical-align="middle" draw:auto-grow-height="false" fo:min-height="1.826cm" fo:min-width="6.976cm"/>
    </style:style>
    <style:style style:name="gr20" style:family="graphic" style:parent-style-name="standard">
      <style:graphic-properties svg:stroke-color="#ffbf00" draw:fill-color="#ffffff" draw:textarea-horizontal-align="justify" draw:textarea-vertical-align="middle" draw:auto-grow-height="false" fo:min-height="3.36cm" fo:min-width="6.81cm"/>
    </style:style>
    <style:style style:name="gr21" style:family="graphic" style:parent-style-name="standard">
      <style:graphic-properties svg:stroke-color="#ffbf00" draw:fill-color="#ffffff" draw:textarea-horizontal-align="justify" draw:textarea-vertical-align="middle" draw:auto-grow-height="false" fo:min-height="2.458cm" fo:min-width="8.008cm"/>
    </style:style>
    <style:style style:name="gr22" style:family="graphic" style:parent-style-name="standard">
      <style:graphic-properties svg:stroke-color="#ffbf00" draw:fill-color="#ffffff" draw:textarea-horizontal-align="justify" draw:textarea-vertical-align="middle" draw:auto-grow-height="false" fo:min-height="3.36cm" fo:min-width="7.91cm"/>
    </style:style>
    <style:style style:name="gr23" style:family="graphic" style:parent-style-name="standard">
      <style:graphic-properties svg:stroke-color="#f10d0c" draw:fill-color="#ffffff" draw:textarea-horizontal-align="justify" draw:textarea-vertical-align="middle" draw:auto-grow-height="false" fo:min-height="2.368cm" fo:min-width="7.218cm"/>
    </style:style>
    <style:style style:name="gr24" style:family="graphic" style:parent-style-name="standard" style:list-style-name="L1">
      <style:graphic-properties svg:stroke-color="#ffbf00" draw:fill-color="#ffffff" draw:textarea-horizontal-align="justify" draw:textarea-vertical-align="middle" draw:auto-grow-height="false" fo:min-height="4.804cm" fo:min-width="7.754cm"/>
    </style:style>
    <style:style style:name="P1" style:family="paragraph">
      <style:paragraph-properties fo:text-align="center"/>
    </style:style>
    <style:style style:name="P2" style:family="paragraph">
      <loext:graphic-properties draw:fill-color="#ffbf00"/>
      <style:paragraph-properties fo:text-align="center"/>
      <style:text-properties style:font-name="Montserrat" fo:font-size="18pt" fo:font-weight="bold" style:font-size-asian="18pt" style:font-size-complex="18pt"/>
    </style:style>
    <style:style style:name="P3" style:family="paragraph">
      <loext:graphic-properties draw:fill-color="#ffffff"/>
      <style:paragraph-properties fo:text-align="center"/>
      <style:text-properties style:font-name="Montserrat" fo:font-size="14pt" fo:font-weight="normal" style:font-size-asian="14pt" style:font-size-complex="14pt"/>
    </style:style>
    <style:style style:name="P4" style:family="paragraph">
      <loext:graphic-properties draw:fill="none" draw:fill-color="#ffffff"/>
      <style:text-properties style:font-name="Montserrat" fo:font-style="italic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14pt" fo:font-weight="normal" style:font-size-asian="14pt" style:font-size-complex="14pt"/>
    </style:style>
    <style:style style:name="P7" style:family="paragraph">
      <loext:graphic-properties draw:fill-color="#ffffff"/>
      <style:paragraph-properties fo:text-align="center"/>
      <style:text-properties fo:font-size="14pt" fo:font-weight="normal" style:font-size-asian="14pt" style:font-size-complex="14pt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style:font-name="Montserrat" fo:font-size="14pt" fo:font-weight="normal" style:font-size-asian="14pt" style:font-size-complex="14pt"/>
    </style:style>
    <style:style style:name="T1" style:family="text">
      <style:text-properties style:font-name="Montserrat" fo:font-size="18pt" fo:font-weight="bold" style:font-size-asian="18pt" style:font-size-complex="18pt"/>
    </style:style>
    <style:style style:name="T2" style:family="text">
      <style:text-properties style:font-name="Montserrat" fo:font-size="14pt" fo:font-weight="normal" style:font-size-asian="14pt" style:font-size-complex="14pt"/>
    </style:style>
    <style:style style:name="T3" style:family="text">
      <style:text-properties style:font-name="Montserrat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Montserrat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Montserrat" fo:font-size="14pt" fo:font-weight="normal" style:font-size-asian="14pt" style:font-weight-asian="bold" style:font-size-complex="14pt" style:font-weight-complex="bold"/>
    </style:style>
    <style:style style:name="T6" style:family="text">
      <style:text-properties style:font-name="Montserrat" fo:font-style="italic" fo:font-weight="bold" style:font-weight-asian="bold" style:font-weight-complex="bold"/>
    </style:style>
    <style:style style:name="T7" style:family="text">
      <style:text-properties style:font-name="Montserrat" fo:font-style="italic"/>
    </style:style>
    <style:style style:name="T8" style:family="text">
      <style:text-properties style:font-name="Montserrat" fo:font-size="14pt" fo:font-style="italic" fo:font-weight="normal" style:font-size-asian="14pt" style:font-style-asian="italic" style:font-size-complex="14pt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Montserrat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Montserrat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font-weight="normal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329cm" svg:height="2cm" svg:x="2.5cm" svg:y="4.75cm">
          <text:p text:style-name="P1"><text:span text:style-name="T1">Physi</text:span><text:span text:style-name="T1">cal</text:span></text:p>
          <text:p text:style-name="P1"><text:span text:style-name="T1">Adven</text:span><text:span text:style-name="T1">ture</text:span></text:p>
          <draw:enhanced-geometry svg:viewBox="0 0 21600 21600" draw:path-stretchpoint-x="10800" draw:path-stretchpoint-y="10800" draw:text-areas="?f3 ?f4 ?f5 ?f6" draw:type="round-rectangle" draw:modifiers="8366.066838046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7.7cm" svg:height="2.4cm" svg:x="9.2cm" svg:y="4.55cm">
          <text:p text:style-name="P1"><text:span text:style-name="T2">You receive a </text:span><text:span text:style-name="T2">workstation </text:span></text:p>
          <text:p text:style-name="P1"><text:span text:style-name="T2">connected to the </text:span><text:span text:style-name="T3">Enterprise</text:span></text:p>
          <text:p text:style-name="P1"><text:span text:style-name="T4">Zone. </text:span><text:span text:style-name="T5">What do you </text:span><text:span text:style-name="T5">do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7.7cm" svg:height="2.4cm" svg:x="19.1cm" svg:y="1.4cm">
          <text:p text:style-name="P1"><text:span text:style-name="T2">nmap and probe the </text:span></text:p>
          <text:p text:style-name="P1"><text:span text:style-name="T2">entire system to know </text:span></text:p>
          <text:p text:style-name="P1"><text:span text:style-name="T2">where we a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7.7cm" svg:height="2.4cm" svg:x="9.2cm" svg:y="8.2cm">
          <text:p text:style-name="P1"><text:span text:style-name="T2">S</text:span><text:span text:style-name="T2">e</text:span><text:span text:style-name="T2">e </text:span><text:span text:style-name="T2">w</text:span><text:span text:style-name="T2">h</text:span><text:span text:style-name="T2">a</text:span><text:span text:style-name="T2">t </text:span><text:span text:style-name="T2">s</text:span><text:span text:style-name="T2">e</text:span><text:span text:style-name="T2">rv</text:span><text:span text:style-name="T2">ic</text:span><text:span text:style-name="T2">e</text:span><text:span text:style-name="T2">s </text:span><text:span text:style-name="T2">ar</text:span><text:span text:style-name="T2">e </text:span></text:p>
          <text:p text:style-name="P1"><text:span text:style-name="T2">al</text:span><text:span text:style-name="T2">re</text:span><text:span text:style-name="T2">a</text:span><text:span text:style-name="T2">d</text:span><text:span text:style-name="T2">y </text:span><text:span text:style-name="T2">a</text:span><text:span text:style-name="T2">v</text:span><text:span text:style-name="T2">ai</text:span><text:span text:style-name="T2">la</text:span><text:span text:style-name="T2">bl</text:span><text:span text:style-name="T2">e </text:span><text:span text:style-name="T2">(</text:span><text:span text:style-name="T2">g</text:span><text:span text:style-name="T2">ra</text:span><text:span text:style-name="T2">n</text:span><text:span text:style-name="T2">te</text:span><text:span text:style-name="T2">d</text:span><text:span text:style-name="T2">)</text:span></text:p>
          <text:p text:style-name="P1"><text:span text:style-name="T2">t</text:span><text:span text:style-name="T2">h</text:span><text:span text:style-name="T2">a</text:span><text:span text:style-name="T2">t </text:span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s </text:span><text:span text:style-name="T2">w</text:span><text:span text:style-name="T2">it</text:span><text:span text:style-name="T2">h </text:span><text:span text:style-name="T2">D</text:span><text:span text:style-name="T2">M</text:span><text:span text:style-name="T2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7.7cm" svg:height="2.9cm" svg:x="19cm" svg:y="4.3cm">
          <text:p text:style-name="P1"><text:span text:style-name="T2">Use </text:span><text:span text:style-name="T2">the </text:span><text:span text:style-name="T2">current </text:span><text:span text:style-name="T2">version </text:span><text:span text:style-name="T2">of </text:span></text:p>
          <text:p text:style-name="P1"><text:span text:style-name="T2">the </text:span><text:span text:style-name="T2">workst</text:span><text:span text:style-name="T2">ation </text:span><text:span text:style-name="T2">and </text:span><text:span text:style-name="T2">get </text:span></text:p>
          <text:p text:style-name="P1"><text:span text:style-name="T2">a </text:span><text:span text:style-name="T2">payloa</text:span><text:span text:style-name="T2">d </text:span></text:p>
          <text:p text:style-name="P1"><text:span text:style-name="T2">for </text:span><text:span text:style-name="T2">lateral </text:span><text:span text:style-name="T2">move</text:span><text:span text:style-name="T2">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6.021cm" svg:height="4.4cm" svg:x="31.516cm" svg:y="2.37cm">
          <draw:text-box>
            <text:p><text:span text:style-name="T6">Objective</text:span><text:span text:style-name="T7">: </text:span><text:span text:style-name="T7">An </text:span><text:span text:style-name="T7">attacker </text:span><text:span text:style-name="T7">enters to </text:span><text:span text:style-name="T7">the plant </text:span><text:span text:style-name="T7">and </text:span><text:span text:style-name="T7">installs a </text:span><text:span text:style-name="T7">device </text:span><text:span text:style-name="T7">into the </text:span></text:p>
            <text:p><text:span text:style-name="T7">control </text:span><text:span text:style-name="T7">network. </text:span><text:span text:style-name="T7">The </text:span><text:span text:style-name="T7">physical </text:span><text:span text:style-name="T7">security </text:span><text:span text:style-name="T7">team </text:span><text:span text:style-name="T7">discovers </text:span><text:span text:style-name="T7">the </text:span><text:span text:style-name="T7">attacker </text:span><text:span text:style-name="T7">and take </text:span></text:p>
            <text:p><text:span text:style-name="T7">him out of </text:span><text:span text:style-name="T7"><text:s/>the plant. </text:span><text:span text:style-name="T7">However, </text:span><text:span text:style-name="T7">there is no </text:span><text:span text:style-name="T7">communi</text:span><text:span text:style-name="T7">cation </text:span><text:span text:style-name="T7">with the </text:span></text:p>
            <text:p><text:span text:style-name="T7">Cybersecu</text:span><text:span text:style-name="T7">rity Team </text:span><text:span text:style-name="T7">so nobody </text:span><text:span text:style-name="T7">searched </text:span><text:span text:style-name="T7">for the </text:span><text:span text:style-name="T7">device.</text:span></text:p>
          </draw:text-box>
        </draw:frame>
        <draw:custom-shape draw:style-name="gr7" draw:text-style-name="P3" xml:id="id11" draw:id="id11" draw:layer="layout" svg:width="7.7cm" svg:height="2.3cm" svg:x="44.5cm" svg:y="15.8cm">
          <text:p text:style-name="P1"><text:span text:style-name="T2">Store a payload that </text:span></text:p>
          <text:p text:style-name="P1"><text:span text:style-name="T2">compromises an eng </text:span></text:p>
          <text:p text:style-name="P1"><text:span text:style-name="T2">workst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3" draw:id="id13" draw:layer="layout" svg:width="7.7cm" svg:height="2.4cm" svg:x="35.2cm" svg:y="22.2cm">
          <text:p text:style-name="P1"><text:span text:style-name="T2">Search for PFDs, P&amp;IDs and </text:span></text:p>
          <text:p text:style-name="P1"><text:span text:style-name="T2">control <text:s/>narrative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22" draw:id="id22" draw:layer="layout" svg:width="9cm" svg:height="3.4cm" svg:x="1.2cm" svg:y="33.6cm">
          <text:p text:style-name="P1"><text:span text:style-name="T2">Back to documentation: </text:span></text:p>
          <text:p text:style-name="P1"><text:span text:style-name="T2">Look for control loops for </text:span><text:span text:style-name="T2">the </text:span></text:p>
          <text:p text:style-name="P1"><text:span text:style-name="T2">targets selected. Get TAGs </text:span><text:span text:style-name="T2">for </text:span></text:p>
          <text:p text:style-name="P1"><text:span text:style-name="T2">all Items in the loop </text:span><text:span text:style-name="T2">(trasmitter,</text:span></text:p>
          <text:p text:style-name="P1"><text:span text:style-name="T2">Control valves and PLC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24" draw:id="id24" draw:layer="layout" svg:width="9.2cm" svg:height="3.2cm" svg:x="35.9cm" svg:y="35.5cm">
          <text:p text:style-name="P5"><text:span text:style-name="T2">Ask help from a </text:span><text:span text:style-name="T8">friend </text:span></text:p>
          <text:p text:style-name="P1"><text:span text:style-name="T2">(another <text:s/>SEM). He gives </text:span><text:span text:style-name="T2">you an </text:span></text:p>
          <text:p text:style-name="P1"><text:span text:style-name="T2">Exploit that would work on </text:span><text:span text:style-name="T2">the </text:span></text:p>
          <text:p text:style-name="P1"><text:span text:style-name="T2">specific tar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18" draw:id="id18" draw:layer="layout" svg:width="8.3cm" svg:height="2.4cm" svg:x="7.4cm" svg:y="22.2cm">
          <text:p text:style-name="P1"><text:span text:style-name="T2">Ask help from a </text:span><text:span text:style-name="T8">friend </text:span></text:p>
          <text:p text:style-name="P1"><text:span text:style-name="T2">(a subject matter expert).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0" draw:id="id20" draw:layer="layout" svg:width="7.7cm" svg:height="2.4cm" svg:x="13.1cm" svg:y="26.4cm">
          <text:p text:style-name="P1"><text:span text:style-name="T2">Look for </text:span><text:span text:style-name="T2">vulnerabilitie</text:span><text:span text:style-name="T2">s that</text:span></text:p>
          <text:p text:style-name="P1"><text:span text:style-name="T2"><text:s/></text:span><text:span text:style-name="T2">only can be </text:span><text:span text:style-name="T2">exploited </text:span></text:p>
          <text:p text:style-name="P1"><text:span text:style-name="T2">physically, so </text:span><text:span text:style-name="T2">won’t 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21" draw:id="id21" draw:layer="layout" svg:width="9.2cm" svg:height="3.1cm" svg:x="12.9cm" svg:y="30cm">
          <text:p text:style-name="P1"><text:span text:style-name="T2">Attack targets randomly. </text:span></text:p>
          <text:p text:style-name="P1"><text:span text:style-name="T2">You activate safety systems (SIS)</text:span></text:p>
          <text:p text:style-name="P1"><text:span text:style-name="T2">and just blow the entire</text:span></text:p>
          <text:p text:style-name="P1"><text:span text:style-name="T2"><text:s/></text:span><text:span text:style-name="T2">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6.829cm" svg:y1="5.75cm" svg:x2="9.2cm" svg:y2="5.75cm" draw:start-shape="id1" draw:start-glue-point="1" draw:end-shape="id2" draw:end-glue-point="3" svg:d="M6829 5750h2371" svg:viewBox="0 0 2372 1">
          <text:p/>
        </draw:connector>
        <draw:connector draw:style-name="gr13" draw:text-style-name="P1" draw:layer="layout" svg:x1="13.05cm" svg:y1="4.55cm" svg:x2="19.1cm" svg:y2="2.6cm" draw:start-shape="id2" draw:start-glue-point="0" draw:end-shape="id3" draw:end-glue-point="3" svg:d="M13050 4550v-1950h6050" svg:viewBox="0 0 6051 1951">
          <text:p/>
        </draw:connector>
        <draw:connector draw:style-name="gr13" draw:text-style-name="P1" draw:layer="layout" svg:x1="16.9cm" svg:y1="5.75cm" svg:x2="19cm" svg:y2="5.75cm" draw:start-shape="id2" draw:end-shape="id4" draw:end-glue-point="3" svg:d="M16900 5750h2100" svg:viewBox="0 0 2101 1">
          <text:p/>
        </draw:connector>
        <draw:connector draw:style-name="gr14" draw:text-style-name="P1" draw:layer="layout" svg:x1="13.05cm" svg:y1="6.95cm" svg:x2="13.05cm" svg:y2="8.2cm" draw:start-shape="id2" draw:start-glue-point="2" draw:end-shape="id5" draw:end-glue-point="0" svg:d="M13050 6950v1250" svg:viewBox="0 0 1 1251">
          <text:p/>
        </draw:connector>
        <draw:custom-shape draw:style-name="gr15" draw:text-style-name="P3" xml:id="id6" draw:id="id6" draw:layer="layout" svg:width="7.7cm" svg:height="3cm" svg:x="19cm" svg:y="7.9cm">
          <text:p text:style-name="P1"><text:span text:style-name="T2">Your workstation has access</text:span></text:p>
          <text:p text:style-name="P1"><text:span text:style-name="T2">to a web server that shows</text:span></text:p>
          <text:p text:style-name="P1"><text:span text:style-name="T2">daily production. What do </text:span></text:p>
          <text:p text:style-name="P1"><text:span text:style-name="T2">you do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16.9cm" svg:y1="9.4cm" svg:x2="19cm" svg:y2="9.4cm" draw:start-shape="id5" draw:start-glue-point="1" draw:end-shape="id6" draw:end-glue-point="3" svg:d="M16900 9400h2100" svg:viewBox="0 0 2101 1">
          <text:p/>
        </draw:connector>
        <draw:custom-shape draw:style-name="gr16" draw:text-style-name="P3" xml:id="id8" draw:id="id8" draw:layer="layout" svg:width="5.8cm" svg:height="1.9cm" svg:x="23.4cm" svg:y="12.7cm">
          <text:p text:style-name="P1"><text:span text:style-name="T2">Install metasploit</text:span></text:p>
          <text:p text:style-name="P1"><text:span text:style-name="T2">And try to</text:span></text:p>
          <text:p text:style-name="P1"><text:span text:style-name="T2">Compromise 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7" draw:id="id7" draw:layer="layout" svg:width="5.8cm" svg:height="1.9cm" svg:x="16.6cm" svg:y="12.7cm">
          <text:p text:style-name="P1"><text:span text:style-name="T2">Exfiltrate Data </text:span></text:p>
          <text:p text:style-name="P1"><text:span text:style-name="T2">(Creates an aler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9" draw:id="id9" draw:layer="layout" svg:width="7.7cm" svg:height="2.4cm" svg:x="28.5cm" svg:y="8.2cm">
          <text:p text:style-name="P1"><text:span text:style-name="T2">Manually, look for known </text:span></text:p>
          <text:p text:style-name="P1"><text:span text:style-name="T2">vulnerabilities in the</text:span></text:p>
          <text:p text:style-name="P1"><text:span text:style-name="T2">Web 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22.85cm" svg:y1="10.9cm" svg:x2="19.5cm" svg:y2="12.7cm" draw:start-shape="id6" draw:start-glue-point="2" draw:end-shape="id7" draw:end-glue-point="0" svg:d="M22850 10900v901h-3350v899" svg:viewBox="0 0 3351 1801">
          <text:p/>
        </draw:connector>
        <draw:connector draw:style-name="gr13" draw:text-style-name="P1" draw:layer="layout" svg:x1="22.85cm" svg:y1="10.9cm" svg:x2="26.3cm" svg:y2="12.7cm" draw:start-shape="id6" draw:start-glue-point="2" draw:end-shape="id8" draw:end-glue-point="0" svg:d="M22850 10900v901h3450v899" svg:viewBox="0 0 3451 1801">
          <text:p/>
        </draw:connector>
        <draw:connector draw:style-name="gr14" draw:text-style-name="P1" draw:layer="layout" svg:x1="26.7cm" svg:y1="9.4cm" svg:x2="28.5cm" svg:y2="9.4cm" draw:start-shape="id6" draw:start-glue-point="1" draw:end-shape="id9" draw:end-glue-point="3" svg:d="M26700 9400h1800" svg:viewBox="0 0 1801 1">
          <text:p/>
        </draw:connector>
        <draw:custom-shape draw:style-name="gr17" draw:text-style-name="P3" xml:id="id10" draw:id="id10" draw:layer="layout" svg:width="7.7cm" svg:height="3.7cm" svg:x="35cm" svg:y="12.1cm">
          <text:p text:style-name="P1"><text:span text:style-name="T2">You find the WebApp has</text:span></text:p>
          <text:p text:style-name="P1"><text:span text:style-name="T2">serious flaws. You discovered </text:span></text:p>
          <text:p text:style-name="P1"><text:span text:style-name="T2">SQLi, LFI and XXS (pesistent)</text:span></text:p>
          <text:p text:style-name="P1"><text:span text:style-name="T2">What is next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36.2cm" svg:y1="9.4cm" svg:x2="38.85cm" svg:y2="12.1cm" draw:start-shape="id9" draw:start-glue-point="1" draw:end-shape="id10" draw:end-glue-point="0" svg:d="M36200 9400h2650v2700" svg:viewBox="0 0 2651 2701">
          <text:p/>
        </draw:connector>
        <draw:connector draw:style-name="gr14" draw:text-style-name="P1" draw:layer="layout" svg:x1="42.7cm" svg:y1="13.95cm" svg:x2="48.35cm" svg:y2="15.8cm" draw:start-shape="id10" draw:start-glue-point="1" draw:end-shape="id11" draw:end-glue-point="0" svg:d="M42700 13950h5650v1850" svg:viewBox="0 0 5651 1851">
          <text:p/>
        </draw:connector>
        <draw:custom-shape draw:style-name="gr18" draw:text-style-name="P3" xml:id="id26" draw:id="id26" draw:layer="layout" svg:width="8cm" svg:height="3.1cm" svg:x="24.6cm" svg:y="35.2cm">
          <text:p text:style-name="P1"><text:span text:style-name="T2">You keep pushing buttons at </text:span></text:p>
          <text:p text:style-name="P1"><text:span text:style-name="T2">the HMI and see what happens.</text:span></text:p>
          <text:p text:style-name="P1"><text:span text:style-name="T2"><text:s/></text:span><text:span text:style-name="T2">Accidental</text:span></text:p>
          <text:p text:style-name="P1"><text:span text:style-name="T2">damage of an equi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12" draw:id="id12" draw:layer="layout" svg:width="7.7cm" svg:height="2.3cm" svg:x="35.2cm" svg:y="18cm">
          <text:p text:style-name="P1"><text:span text:style-name="T2">You know have access to </text:span></text:p>
          <text:p text:style-name="P1"><text:span text:style-name="T9">The </text:span><text:span text:style-name="T3">Manufacturing Zone.</text:span><text:span text:style-name="T10"> </text:span></text:p>
          <text:p text:style-name="P1"><text:span text:style-name="T10">What do you do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4" draw:id="id14" draw:layer="layout" svg:width="7.7cm" svg:height="2.4cm" svg:x="25.2cm" svg:y="15.5cm">
          <text:p text:style-name="P1"><text:span text:style-name="T2">nmap and probe the </text:span></text:p>
          <text:p text:style-name="P1"><text:span text:style-name="T2">entire system to know </text:span></text:p>
          <text:p text:style-name="P1"><text:span text:style-name="T2">where we a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48.35cm" svg:y1="18.1cm" svg:x2="42.9cm" svg:y2="19.15cm" draw:start-shape="id11" draw:start-glue-point="2" draw:end-shape="id12" draw:end-glue-point="1" svg:d="M48350 18100v1050h-5450" svg:viewBox="0 0 5451 1051">
          <text:p/>
        </draw:connector>
        <draw:connector draw:style-name="gr14" draw:text-style-name="P1" draw:layer="layout" svg:x1="39.05cm" svg:y1="20.3cm" svg:x2="39.05cm" svg:y2="22.2cm" draw:start-shape="id12" draw:start-glue-point="2" draw:end-shape="id13" draw:end-glue-point="0" svg:d="M39050 20300v1900" svg:viewBox="0 0 1 1901">
          <text:p/>
        </draw:connector>
        <draw:connector draw:style-name="gr13" draw:text-style-name="P1" draw:layer="layout" svg:x1="35.2cm" svg:y1="19.15cm" svg:x2="29.05cm" svg:y2="17.9cm" draw:start-shape="id12" draw:start-glue-point="3" draw:end-shape="id14" draw:end-glue-point="2" svg:d="M35200 19150h-6150v-1250" svg:viewBox="0 0 6151 1251">
          <text:p/>
        </draw:connector>
        <draw:custom-shape draw:style-name="gr20" draw:text-style-name="P3" xml:id="id19" draw:id="id19" draw:layer="layout" svg:width="7.7cm" svg:height="4cm" svg:x="1.85cm" svg:y="26.3cm">
          <text:p text:style-name="P1"><text:span text:style-name="T10">The SME examines the info</text:span></text:p>
          <text:p text:style-name="P5"><text:span text:style-name="T9">you exfiltrated and </text:span></text:p>
          <text:p text:style-name="P5"><text:span text:style-name="T9">recommended </text:span></text:p>
          <text:p text:style-name="P5"><text:span text:style-name="T10">three (3) <text:s/>targets <text:s/>to </text:span></text:p>
          <text:p text:style-name="P5"><text:span text:style-name="T10">cause disrup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35.2cm" svg:y1="23.4cm" svg:x2="32.1cm" svg:y2="23.4cm" draw:start-shape="id13" draw:start-glue-point="3" draw:end-shape="id15" draw:end-glue-point="1" svg:d="M35200 23400h-3100" svg:viewBox="0 0 3101 1">
          <text:p/>
        </draw:connector>
        <draw:custom-shape draw:style-name="gr3" draw:text-style-name="P7" xml:id="id16" draw:id="id16" draw:layer="layout" svg:width="7.7cm" svg:height="2.4cm" svg:x="16.2cm" svg:y="18cm">
          <text:p text:style-name="P1"><text:span text:style-name="T11">Cry because you don’t already </text:span></text:p>
          <text:p text:style-name="P1"><text:span text:style-name="T11">forgot your Chemical lessons</text:span></text:p>
          <text:p text:style-name="P1"><text:span text:style-name="T11">from highsch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20.05cm" svg:y1="20.4cm" svg:x2="27.7cm" svg:y2="21.9cm" draw:start-shape="id16" draw:start-glue-point="2" draw:end-shape="id15" draw:end-glue-point="0" svg:d="M20050 20400v751h7650v749" svg:viewBox="0 0 7651 1501">
          <text:p/>
        </draw:connector>
        <draw:connector draw:style-name="gr13" draw:text-style-name="P1" draw:layer="layout" svg:x1="27.7cm" svg:y1="26.6cm" svg:x2="27.7cm" svg:y2="24.9cm" draw:start-shape="id17" draw:start-glue-point="0" draw:end-shape="id15" draw:end-glue-point="2" svg:d="M27700 26600v-1700" svg:viewBox="0 0 1 1701">
          <text:p/>
        </draw:connector>
        <draw:custom-shape draw:style-name="gr21" draw:text-style-name="P3" xml:id="id15" draw:id="id15" draw:layer="layout" svg:width="8.8cm" svg:height="3cm" svg:x="23.3cm" svg:y="21.9cm">
          <text:p text:style-name="P1"><text:span text:style-name="T2">Y</text:span><text:span text:style-name="T10">ou found the </text:span></text:p>
          <text:p text:style-name="P1"><text:span text:style-name="T10">Detailed Engineering Package</text:span></text:p>
          <text:p text:style-name="P1"><text:span text:style-name="T10">used for design, construction </text:span></text:p>
          <text:p text:style-name="P1"><text:span text:style-name="T10">and commissioning of the plant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7" draw:id="id17" draw:layer="layout" svg:width="7.7cm" svg:height="2.4cm" svg:x="23.85cm" svg:y="26.6cm">
          <text:p text:style-name="P1"><text:span text:style-name="T2">Google Unit Operations for </text:span></text:p>
          <text:p text:style-name="P1"><text:span text:style-name="T2">Dummies. You are a skilled </text:span></text:p>
          <text:p text:style-name="P1"><text:span text:style-name="T2">Hacker, nothing can’t </text:span></text:p>
          <text:p text:style-name="P1"><text:span text:style-name="T2">stop you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svg:x1="23.3cm" svg:y1="23.4cm" svg:x2="15.7cm" svg:y2="23.4cm" draw:start-shape="id15" draw:start-glue-point="3" draw:end-shape="id18" draw:end-glue-point="1" svg:d="M23300 23400h-7600" svg:viewBox="0 0 7601 1">
          <text:p/>
        </draw:connector>
        <draw:connector draw:style-name="gr12" draw:text-style-name="P1" draw:layer="layout" svg:x1="7.4cm" svg:y1="23.4cm" svg:x2="5.7cm" svg:y2="26.3cm" draw:start-shape="id18" draw:start-glue-point="3" draw:end-shape="id19" draw:end-glue-point="0" svg:d="M7400 23400h-1700v2900" svg:viewBox="0 0 1701 2901">
          <text:p/>
        </draw:connector>
        <draw:connector draw:style-name="gr13" draw:text-style-name="P1" draw:layer="layout" draw:line-skew="-0.351cm" svg:x1="13.1cm" svg:y1="27.6cm" svg:x2="9.55cm" svg:y2="28.3cm" draw:start-shape="id20" draw:start-glue-point="3" draw:end-shape="id19" draw:end-glue-point="1" svg:d="M13100 27600h-2125v700h-1425" svg:viewBox="0 0 3551 701">
          <text:p/>
        </draw:connector>
        <draw:connector draw:style-name="gr13" draw:text-style-name="P1" draw:layer="layout" svg:x1="12.9cm" svg:y1="31.55cm" svg:x2="9.6cm" svg:y2="28.3cm" draw:start-shape="id21" draw:start-glue-point="3" svg:d="M12900 31550h-1900v-3250h-1400" svg:viewBox="0 0 3301 3251">
          <text:p/>
        </draw:connector>
        <draw:connector draw:style-name="gr14" draw:text-style-name="P1" draw:layer="layout" svg:x1="5.7cm" svg:y1="33.6cm" svg:x2="5.7cm" svg:y2="30.3cm" draw:start-shape="id22" draw:start-glue-point="0" draw:end-shape="id19" draw:end-glue-point="2" svg:d="M5700 33600v-3300" svg:viewBox="0 0 1 3301">
          <text:p/>
        </draw:connector>
        <draw:custom-shape draw:style-name="gr22" draw:text-style-name="P3" xml:id="id23" draw:id="id23" draw:layer="layout" svg:width="8.8cm" svg:height="4cm" svg:x="12.8cm" svg:y="35.7cm">
          <text:p text:style-name="P1"><text:span text:style-name="T10">You know have datasheets for </text:span></text:p>
          <text:p text:style-name="P1"><text:span text:style-name="T10">all the items in the control </text:span></text:p>
          <text:p text:style-name="P1"><text:span text:style-name="T10">Loop. You know </text:span></text:p>
          <text:p text:style-name="P1"><text:span text:style-name="T10">Manufacturer, set points,</text:span></text:p>
          <text:p text:style-name="P1"><text:span text:style-name="T10">Ranges and physical 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5.7cm" svg:y1="37cm" svg:x2="12.8cm" svg:y2="37.7cm" draw:start-shape="id22" draw:start-glue-point="2" draw:end-shape="id23" draw:end-glue-point="3" svg:d="M5700 37000v700h7100" svg:viewBox="0 0 7101 701">
          <text:p/>
        </draw:connector>
        <draw:custom-shape draw:style-name="gr23" draw:text-style-name="P3" xml:id="id25" draw:id="id25" draw:layer="layout" svg:width="8cm" svg:height="2.9cm" svg:x="24.7cm" svg:y="31.4cm">
          <text:p text:style-name="P1"><text:span text:style-name="T2">You try to change </text:span></text:p>
          <text:p text:style-name="P1"><text:span text:style-name="T2">Configuration. The PLC only </text:span></text:p>
          <text:p text:style-name="P1"><text:span text:style-name="T2">Accept modifications when </text:span></text:p>
          <text:p text:style-name="P1"><text:span text:style-name="T2">The key is changed to </text:span><text:span text:style-name="T8">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svg:x1="17.2cm" svg:y1="39.7cm" svg:x2="40.5cm" svg:y2="38.7cm" draw:start-shape="id23" draw:start-glue-point="2" draw:end-shape="id24" draw:end-glue-point="2" svg:d="M17200 39700v501h23300v-1501" svg:viewBox="0 0 23301 1502">
          <text:p/>
        </draw:connector>
        <draw:connector draw:style-name="gr13" draw:text-style-name="P1" draw:layer="layout" svg:x1="24.7cm" svg:y1="32.85cm" svg:x2="21.6cm" svg:y2="37.7cm" draw:start-shape="id25" draw:start-glue-point="3" draw:end-shape="id23" draw:end-glue-point="1" svg:d="M24700 32850h-1549v4850h-1551" svg:viewBox="0 0 3101 4851">
          <text:p/>
        </draw:connector>
        <draw:connector draw:style-name="gr13" draw:text-style-name="P1" draw:layer="layout" draw:line-skew="0.35cm" svg:x1="24.6cm" svg:y1="36.75cm" svg:x2="21.6cm" svg:y2="37.7cm" draw:start-shape="id26" draw:start-glue-point="3" svg:d="M24600 36750h-1400v950h-1600" svg:viewBox="0 0 3001 951">
          <text:p/>
        </draw:connector>
        <draw:custom-shape draw:style-name="gr21" draw:text-style-name="P3" xml:id="id27" draw:id="id27" draw:layer="layout" svg:width="8.8cm" svg:height="3cm" svg:x="36.1cm" svg:y="31.1cm">
          <text:p text:style-name="P1"><text:span text:style-name="T10">You now can modify Set-Points</text:span></text:p>
          <text:p text:style-name="P1"><text:span text:style-name="T10">Without alerting operators. The </text:span></text:p>
          <text:p text:style-name="P1"><text:span text:style-name="T10">change is small but propagates</text:span></text:p>
          <text:p text:style-name="P1"><text:span text:style-name="T10">quickly. 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9" draw:id="id29" draw:layer="layout" svg:width="4.329cm" svg:height="2cm" svg:x="49.136cm" svg:y="34.6cm">
          <text:p text:style-name="P1"><text:span text:style-name="T1">END</text:span></text:p>
          <draw:enhanced-geometry svg:viewBox="0 0 21600 21600" draw:path-stretchpoint-x="10800" draw:path-stretchpoint-y="10800" draw:text-areas="?f3 ?f4 ?f5 ?f6" draw:type="round-rectangle" draw:modifiers="8366.066838046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40.5cm" svg:y1="35.5cm" svg:x2="40.5cm" svg:y2="34.1cm" draw:start-shape="id24" draw:start-glue-point="0" draw:end-shape="id27" draw:end-glue-point="2" svg:d="M40500 35500v-1400" svg:viewBox="0 0 1 1401">
          <text:p/>
        </draw:connector>
        <draw:custom-shape draw:style-name="gr24" draw:text-style-name="P8" xml:id="id28" draw:id="id28" draw:layer="layout" svg:width="8.8cm" svg:height="5.6cm" svg:x="46.9cm" svg:y="26.2cm">
          <text:p text:style-name="P5"><text:span text:style-name="T9">You go back to the </text:span><text:span text:style-name="T3">Enterprise</text:span></text:p>
          <text:p text:style-name="P1"><text:span text:style-name="T4">Zone</text:span><text:span text:style-name="T10"> and check one more time </text:span></text:p>
          <text:p text:style-name="P1"><text:span text:style-name="T10">the daily production. You notice</text:span></text:p>
          <text:p text:style-name="P1"><text:span text:style-name="T10">a constant decrease in </text:span></text:p>
          <text:p text:style-name="P1"><text:span text:style-name="T10">product yield. Engineers are </text:span></text:p>
          <text:p text:style-name="P1"><text:span text:style-name="T10">puzzled and start </text:span></text:p>
          <text:p text:style-name="P1"><text:span text:style-name="T10">Troubleshooting. You move to </text:span></text:p>
          <text:p text:style-name="P1"><text:span text:style-name="T10">next targets.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46.9cm" svg:y1="29cm" svg:x2="40.5cm" svg:y2="31.1cm" draw:start-shape="id28" draw:start-glue-point="3" draw:end-shape="id27" draw:end-glue-point="0" svg:d="M46900 29000h-6400v2100" svg:viewBox="0 0 6401 2101">
          <text:p/>
        </draw:connector>
        <draw:connector draw:style-name="gr12" draw:text-style-name="P1" draw:layer="layout" svg:x1="51.3cm" svg:y1="34.6cm" svg:x2="51.3cm" svg:y2="31.8cm" draw:start-shape="id29" draw:start-glue-point="0" draw:end-shape="id28" draw:end-glue-point="2" svg:d="M51300 34600v-2800" svg:viewBox="0 0 1 2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Montserrat" svg:font-family="Montserra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0T14:58:22.554968511</meta:creation-date>
    <dc:date>2021-01-10T17:27:37.753905670</dc:date>
    <meta:editing-duration>PT1H31M36S</meta:editing-duration>
    <meta:editing-cycles>9</meta:editing-cycles>
    <meta:generator>LibreOffice/6.1.5.2$Linux_X86_64 LibreOffice_project/10$Build-2</meta:generator>
    <meta:document-statistic meta:object-count="58"/>
  </office:meta>
</office:document-meta>
</file>